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90">
            <text:p>190.00</text:p>
          </table:table-cell>
          <table:table-cell table:style-name="ce83" office:value-type="float" office:value="6">
            <text:p>6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2">
            <text:p>22.00</text:p>
          </table:table-cell>
          <table:table-cell table:style-name="ce83" office:value-type="float" office:value="4">
            <text:p>4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49">
            <text:p>49.00</text:p>
          </table:table-cell>
          <table:table-cell table:style-name="ce83" office:value-type="float" office:value="5">
            <text:p>5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9fca9fad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>Element is not currently visible and so may not be interacted with System info: os.name: 'Windows Server 2008 R2'| os.arch: 'x86'| os.version: '6.1'| java.version: '1.6.0_23' Driver info: driver.version: RemoteWebDriver</text:p>
          </table:table-cell>
          <table:table-cell table:style-name="ce30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FAIL</text:p>
          </table:table-cell>
          <table:table-cell table:style-name="ce87">
            <text:p/>
          </table:table-cell>
          <table:table-cell table:style-name="ce88">
            <text:p>Verification Failed Expected Before Actual 'Before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/>
          </table:table-cell>
          <table:table-cell table:style-name="ce91">
            <text:p>Verification Failed Expected After Actual After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FAIL</text:p>
          </table:table-cell>
          <table:table-cell table:style-name="ce93">
            <text:p/>
          </table:table-cell>
          <table:table-cell table:style-name="ce94">
            <text:p>Verification Failed Expected During Actual During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